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Tabela1" style:family="table">
      <style:table-properties style:width="3.849cm" table:align="left"/>
    </style:style>
    <style:style style:name="Tabela1.A" style:family="table-column">
      <style:table-column-properties style:column-width="2.004cm"/>
    </style:style>
    <style:style style:name="Tabela1.B" style:family="table-column">
      <style:table-column-properties style:column-width="1.84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7b168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3f990" officeooo:paragraph-rsid="00176964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3f990" officeooo:paragraph-rsid="00176964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4cb5e" officeooo:paragraph-rsid="00176964"/>
    </style:style>
    <style:style style:name="P7" style:family="paragraph" style:parent-style-name="Standard">
      <style:text-properties officeooo:paragraph-rsid="00176964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paragraph-rsid="00176964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76964"/>
    </style:style>
    <style:style style:name="P10" style:family="paragraph" style:parent-style-name="Standard">
      <style:text-properties officeooo:rsid="0017b168" officeooo:paragraph-rsid="00176964"/>
    </style:style>
    <style:style style:name="P11" style:family="paragraph" style:parent-style-name="Text_20_body">
      <style:text-properties officeooo:paragraph-rsid="00176964"/>
    </style:style>
    <style:style style:name="P12" style:family="paragraph" style:parent-style-name="Text_20_body">
      <style:text-properties officeooo:rsid="00176964" officeooo:paragraph-rsid="00176964"/>
    </style:style>
    <style:style style:name="P13" style:family="paragraph" style:parent-style-name="Text_20_body">
      <style:text-properties officeooo:rsid="00176964" officeooo:paragraph-rsid="00179364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176964" officeooo:paragraph-rsid="00179364"/>
    </style:style>
    <style:style style:name="P15" style:family="paragraph" style:parent-style-name="Text_20_body" style:list-style-name="L1"/>
    <style:style style:name="P16" style:family="paragraph" style:parent-style-name="Text_20_body">
      <style:text-properties officeooo:paragraph-rsid="00179364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17b168" officeooo:paragraph-rsid="0017b168"/>
    </style:style>
    <style:style style:name="P18" style:family="paragraph" style:parent-style-name="Text_20_body">
      <style:paragraph-properties fo:margin-left="0cm" fo:margin-right="0cm" fo:text-indent="0cm" style:auto-text-indent="false" fo:break-before="page"/>
      <style:text-properties officeooo:rsid="0017b168" officeooo:paragraph-rsid="0017b168"/>
    </style:style>
    <style:style style:name="T1" style:family="text">
      <style:text-properties officeooo:rsid="0013f990"/>
    </style:style>
    <style:style style:name="T2" style:family="text">
      <style:text-properties officeooo:rsid="0014cb5e"/>
    </style:style>
    <style:style style:name="T3" style:family="text">
      <style:text-properties officeooo:rsid="00162ea8"/>
    </style:style>
    <style:style style:name="T4" style:family="text">
      <style:text-properties officeooo:rsid="00176964"/>
    </style:style>
    <style:style style:name="T5" style:family="text">
      <style:text-properties officeooo:rsid="00179364"/>
    </style:style>
    <style:style style:name="T6" style:family="text">
      <style:text-properties officeooo:rsid="0017b168"/>
    </style:style>
    <style:style style:name="T7" style:family="text">
      <style:text-properties officeooo:rsid="0017b168" fo:background-color="#81d41a" loext:char-shading-value="0"/>
    </style:style>
    <style:style style:name="T8" style:family="text">
      <style:text-properties officeooo:rsid="0017b168" fo:background-color="#81d41a" loext:char-shading-value="0"/>
    </style:style>
    <style:style style:name="T9" style:family="text">
      <style:text-properties officeooo:rsid="0017b168" fo:background-color="#ff0000" loext:char-shading-value="0"/>
    </style:style>
    <style:style style:name="T10" style:family="text">
      <style:text-properties officeooo:rsid="0017b168" fo:background-color="#ff0000" loext:char-shading-value="0"/>
    </style:style>
    <style:style style:name="T11" style:family="text">
      <style:text-properties style:font-name="Liberation Serif" fo:font-size="24pt" fo:font-weight="bold" officeooo:rsid="0017b168" style:font-name-asian="Noto Serif CJK SC" style:font-size-asian="24pt" style:font-weight-asian="bold" style:font-name-complex="Lohit Devanagari" style:font-size-complex="24pt" style:font-weight-complex="bold"/>
    </style:style>
    <style:style style:name="T12" style:family="text">
      <style:text-properties style:font-name="Liberation Serif" fo:font-size="24pt" officeooo:rsid="0017b168" style:font-name-asian="Noto Serif CJK SC" style:font-size-asian="24pt" style:font-name-complex="Lohit Devanagari" style:font-size-complex="24pt"/>
    </style:style>
    <style:style style:name="T1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6">Aula 3 – Exerc</text:span></text:span><text:span text:style-name="Strong_20_Emphasis"><text:span text:style-name="T11">í</text:span></text:span><text:span text:style-name="Strong_20_Emphasis"><text:span text:style-name="T12">cio sobre descriç</text:span></text:span><text:span text:style-name="Strong_20_Emphasis"><text:span text:style-name="T11">ã</text:span></text:span><text:span text:style-name="Strong_20_Emphasis"><text:span text:style-name="T12">o de sintaxe</text:span></text:span></text:h>
      <text:p text:style-name="Text_20_body"><text:span text:style-name="Strong_20_Emphasis">Aluno:</text:span> Gustavo Camerino de Carvalho<text:line-break/><text:span text:style-name="Strong_20_Emphasis">RGA:</text:span> 202211722035</text:p>
      <text:p text:style-name="Horizontal_20_Line"/>
      <text:h text:style-name="Heading_20_2" text:outline-level="2"><text:span text:style-name="Strong_20_Emphasis">1) Resposta</text:span></text:h>
      <text:h text:style-name="Heading_20_3" text:outline-level="3"><text:span text:style-name="Strong_20_Emphasis">Gramática para números inteiros</text:span></text:h>
      <text:p text:style-name="Preformatted_20_Text"><text:span text:style-name="Source_20_Text">&lt;Num&gt; → &lt;Num&gt;&lt;digit&gt; | &lt;digit&gt;</text:span></text:p>
      <text:p text:style-name="P3"><text:span text:style-name="Source_20_Text">&lt;digit&gt; → 0 | 1 | 2 | 3 | 4 | 5 | 6 | 7 | 8 | 9</text:span></text:p>
      <text:p text:style-name="Text_20_body"><text:span text:style-name="Strong_20_Emphasis">Derivação mais à direita para o inteiro 4520:</text:span></text:p>
      <text:p text:style-name="Preformatted_20_Text"><text:span text:style-name="Source_20_Text">&lt;Num&gt;</text:span></text:p>
      <text:p text:style-name="Preformatted_20_Text"><text:span text:style-name="Source_20_Text">=&gt; &lt;Num&gt; &lt;digit&gt;</text:span></text:p>
      <text:p text:style-name="Preformatted_20_Text"><text:span text:style-name="Source_20_Text">=&gt; &lt;Num&gt; 0</text:span></text:p>
      <text:p text:style-name="Preformatted_20_Text"><text:span text:style-name="Source_20_Text">=&gt; &lt;Num&gt; 2 0</text:span></text:p>
      <text:p text:style-name="Preformatted_20_Text"><text:span text:style-name="Source_20_Text">=&gt; &lt;Num&gt; 5 2 0</text:span></text:p>
      <text:p text:style-name="P3"><text:span text:style-name="Source_20_Text">=&gt; 4 5 2 0</text:span></text:p>
      <text:p text:style-name="Horizontal_20_Line"/>
      <text:h text:style-name="Heading_20_2" text:outline-level="2"><text:span text:style-name="Strong_20_Emphasis">2) Resposta</text:span></text:h>
      <text:h text:style-name="Heading_20_3" text:outline-level="3"><text:span text:style-name="Strong_20_Emphasis">Gramática para dar precedência ao </text:span><text:span text:style-name="Strong_20_Emphasis"><text:span text:style-name="Source_20_Text">+</text:span></text:span><text:span text:style-name="Strong_20_Emphasis"> sobre </text:span><text:span text:style-name="Strong_20_Emphasis"><text:span text:style-name="Source_20_Text">*</text:span></text:span><text:span text:style-name="Strong_20_Emphasis"> à direita</text:span></text:h>
      <text:p text:style-name="Preformatted_20_Text"><text:span text:style-name="Source_20_Text">&lt;assign&gt; → &lt;id&gt; = &lt;expr&gt;</text:span></text:p>
      <text:p text:style-name="Preformatted_20_Text"><text:span text:style-name="Source_20_Text">&lt;id&gt; → A | B | C</text:span></text:p>
      <text:p text:style-name="Preformatted_20_Text"><text:span text:style-name="Source_20_Text">&lt;expr&gt; → &lt;term&gt; + &lt;expr&gt; | &lt;term&gt;</text:span></text:p>
      <text:p text:style-name="Preformatted_20_Text"><text:span text:style-name="Source_20_Text">&lt;term&gt; → &lt;factor&gt; * &lt;term&gt; | &lt;factor&gt;</text:span></text:p>
      <text:p text:style-name="P3"><text:span text:style-name="Source_20_Text">&lt;factor&gt; → (&lt;expr&gt;) | &lt;id&gt;</text:span></text:p>
      <text:p text:style-name="Horizontal_20_Line"/>
      <text:h text:style-name="Heading_20_2" text:outline-level="2"><text:span text:style-name="Strong_20_Emphasis">3) Resposta</text:span></text:h>
      <text:h text:style-name="Heading_20_3" text:outline-level="3"><text:span text:style-name="Strong_20_Emphasis">Adicionando os operadores unários </text:span><text:span text:style-name="Strong_20_Emphasis"><text:span text:style-name="Source_20_Text">++</text:span></text:span><text:span text:style-name="Strong_20_Emphasis"> e </text:span><text:span text:style-name="Strong_20_Emphasis"><text:span text:style-name="Source_20_Text">--</text:span></text:span></text:h>
      <text:p text:style-name="Preformatted_20_Text"><text:span text:style-name="Source_20_Text">&lt;assign&gt; → &lt;id&gt; = &lt;expr&gt;</text:span></text:p>
      <text:p text:style-name="Preformatted_20_Text"><text:span text:style-name="Source_20_Text">&lt;id&gt; → A | B | C</text:span></text:p>
      <text:p text:style-name="Preformatted_20_Text"><text:span text:style-name="Source_20_Text">&lt;expr&gt; → &lt;term&gt; + &lt;expr&gt; | &lt;term&gt;</text:span></text:p>
      <text:p text:style-name="Preformatted_20_Text"><text:span text:style-name="Source_20_Text">&lt;term&gt; → &lt;factor&gt; * &lt;term&gt; | &lt;factor&gt;</text:span></text:p>
      <text:p text:style-name="P3"><text:span text:style-name="Source_20_Text">&lt;factor&gt; → (&lt;expr&gt;) | &lt;id&gt; | ++ &lt;id&gt; | -- &lt;id&gt;</text:span></text:p>
      <text:p text:style-name="Horizontal_20_Line"/>
      <text:h text:style-name="Heading_20_2" text:outline-level="2"><text:soft-page-break/><text:span text:style-name="Strong_20_Emphasis">4) Resposta</text:span></text:h>
      <text:h text:style-name="Heading_20_3" text:outline-level="3"><text:span text:style-name="Strong_20_Emphasis">Derivação de expressões</text:span></text:h>
      <text:p text:style-name="Preformatted_20_Text"><text:span text:style-name="Source_20_Text">&lt;assign&gt; → &lt;id&gt; = &lt;expr&gt;</text:span></text:p>
      <text:p text:style-name="Preformatted_20_Text"><text:span text:style-name="Source_20_Text">&lt;id&gt; → A | B | C</text:span></text:p>
      <text:p text:style-name="P3"><text:span text:style-name="Source_20_Text">&lt;expr&gt; → &lt;id&gt; + &lt;expr&gt; | &lt;id&gt; * &lt;expr&gt; | (&lt;expr&gt;) | &lt;id&gt;</text:span></text:p>
      <text:h text:style-name="Heading_20_4" text:outline-level="4"><text:span text:style-name="Strong_20_Emphasis">(A) A = (B + (C * A))</text:span></text:h>
      <text:p text:style-name="Preformatted_20_Text"><text:span text:style-name="Source_20_Text">A = &lt;expr&gt;</text:span></text:p>
      <text:p text:style-name="Preformatted_20_Text"><text:span text:style-name="Source_20_Text">A = (&lt;id&gt; + &lt;expr&gt;)</text:span></text:p>
      <text:p text:style-name="Preformatted_20_Text"><text:span text:style-name="Source_20_Text">A = (&lt;id&gt; + (&lt;expr&gt;))</text:span></text:p>
      <text:p text:style-name="Preformatted_20_Text"><text:span text:style-name="Source_20_Text">A = (&lt;id&gt; + (&lt;id&gt; * &lt;expr&gt;))</text:span></text:p>
      <text:p text:style-name="Preformatted_20_Text"><text:span text:style-name="Source_20_Text">A = (&lt;id&gt; + (&lt;id&gt; * &lt;id&gt;))</text:span></text:p>
      <text:p text:style-name="P3"><text:span text:style-name="Source_20_Text">A = (B + (C * A))</text:span></text:p>
      <text:h text:style-name="Heading_20_4" text:outline-level="4"><text:span text:style-name="Strong_20_Emphasis">(B) A = B + C + A</text:span></text:h>
      <text:p text:style-name="Preformatted_20_Text"><text:span text:style-name="Source_20_Text">A = &lt;expr&gt;</text:span></text:p>
      <text:p text:style-name="Preformatted_20_Text"><text:span text:style-name="Source_20_Text">A = &lt;id&gt; + &lt;expr&gt;</text:span></text:p>
      <text:p text:style-name="Preformatted_20_Text"><text:span text:style-name="Source_20_Text">A = &lt;id&gt; + &lt;id&gt; + &lt;expr&gt;</text:span></text:p>
      <text:p text:style-name="Preformatted_20_Text"><text:span text:style-name="Source_20_Text">A = &lt;id&gt; + &lt;id&gt; + &lt;id&gt;</text:span></text:p>
      <text:p text:style-name="P3"><text:span text:style-name="Source_20_Text">A = B + C + A</text:span></text:p>
      <text:h text:style-name="Heading_20_4" text:outline-level="4"><text:span text:style-name="Strong_20_Emphasis">(C) A = A * (B + C)</text:span></text:h>
      <text:p text:style-name="Preformatted_20_Text"><text:span text:style-name="Source_20_Text">A = &lt;expr&gt;</text:span></text:p>
      <text:p text:style-name="Preformatted_20_Text"><text:span text:style-name="Source_20_Text">A = &lt;id&gt; * &lt;expr&gt;</text:span></text:p>
      <text:p text:style-name="Preformatted_20_Text"><text:span text:style-name="Source_20_Text">A = &lt;id&gt; * (&lt;expr&gt;)</text:span></text:p>
      <text:p text:style-name="Preformatted_20_Text"><text:span text:style-name="Source_20_Text">A = &lt;id&gt; * (&lt;id&gt; + &lt;expr&gt;)</text:span></text:p>
      <text:p text:style-name="Preformatted_20_Text"><text:span text:style-name="Source_20_Text">A = &lt;id&gt; * (&lt;id&gt; + &lt;id&gt;)</text:span></text:p>
      <text:p text:style-name="P3"><text:span text:style-name="Source_20_Text">A = A * (B + C)</text:span></text:p>
      <text:h text:style-name="Heading_20_4" text:outline-level="4"><text:span text:style-name="Strong_20_Emphasis">(D) A = B * (C * (A + B))</text:span></text:h>
      <text:p text:style-name="Preformatted_20_Text"><text:span text:style-name="Source_20_Text">A = &lt;expr&gt;</text:span></text:p>
      <text:p text:style-name="Preformatted_20_Text"><text:span text:style-name="Source_20_Text">A = &lt;id&gt; * &lt;expr&gt;</text:span></text:p>
      <text:p text:style-name="Preformatted_20_Text"><text:span text:style-name="Source_20_Text">A = &lt;id&gt; * (&lt;expr&gt;)</text:span></text:p>
      <text:p text:style-name="Preformatted_20_Text"><text:span text:style-name="Source_20_Text">A = &lt;id&gt; * (&lt;id&gt; * &lt;expr&gt;)</text:span></text:p>
      <text:p text:style-name="Preformatted_20_Text"><text:span text:style-name="Source_20_Text">A = &lt;id&gt; * (&lt;id&gt; * (&lt;expr&gt;))</text:span></text:p>
      <text:p text:style-name="Preformatted_20_Text"><text:span text:style-name="Source_20_Text">A = &lt;id&gt; * (&lt;id&gt; * (&lt;id&gt; + &lt;expr&gt;))</text:span></text:p>
      <text:p text:style-name="Preformatted_20_Text"><text:span text:style-name="Source_20_Text">A = &lt;id&gt; * (&lt;id&gt; * (&lt;id&gt; + &lt;id&gt;))</text:span></text:p>
      <text:p text:style-name="P3"><text:span text:style-name="Source_20_Text">A = B * (C * (A + B))</text:span></text:p>
      <text:p text:style-name="Horizontal_20_Line"/>
      <text:h text:style-name="Heading_20_2" text:outline-level="2"><text:span text:style-name="Strong_20_Emphasis"/></text:h>
      <text:h text:style-name="P2" text:outline-level="2"><text:span text:style-name="Strong_20_Emphasis">5) Resposta</text:span></text:h>
      <text:p text:style-name="Preformatted_20_Text"><text:span text:style-name="Source_20_Text">&lt;assign&gt; → &lt;id&gt; = &lt;expr&gt;</text:span></text:p>
      <text:p text:style-name="Preformatted_20_Text"><text:span text:style-name="Source_20_Text">&lt;id&gt; → A | B | C</text:span></text:p>
      <text:p text:style-name="Preformatted_20_Text"><text:span text:style-name="Source_20_Text">&lt;expr&gt; → &lt;expr&gt; + &lt;term&gt; | &lt;term&gt;</text:span></text:p>
      <text:p text:style-name="Preformatted_20_Text"><text:span text:style-name="Source_20_Text">&lt;term&gt; → &lt;term&gt; * &lt;factor&gt; | &lt;factor&gt;</text:span></text:p>
      <text:p text:style-name="P3"><text:span text:style-name="Source_20_Text">&lt;factor&gt; → (&lt;expr&gt;) | &lt;id&gt;</text:span></text:p>
      <text:h text:style-name="Heading_20_4" text:outline-level="4"><text:span text:style-name="Strong_20_Emphasis">(A) A = (A + B) * C</text:span></text:h>
      <text:p text:style-name="Preformatted_20_Text"><text:span text:style-name="Source_20_Text">A = &lt;expr&gt;</text:span></text:p>
      <text:p text:style-name="Preformatted_20_Text"><text:span text:style-name="Source_20_Text">A = &lt;term&gt;</text:span></text:p>
      <text:p text:style-name="Preformatted_20_Text"><text:span text:style-name="Source_20_Text">A = &lt;term&gt; * &lt;factor&gt;</text:span></text:p>
      <text:p text:style-name="Preformatted_20_Text"><text:span text:style-name="Source_20_Text">A = &lt;factor&gt; * (&lt;expr&gt;)</text:span></text:p>
      <text:p text:style-name="Preformatted_20_Text"><text:span text:style-name="Source_20_Text">A = &lt;id&gt; * (&lt;expr&gt; + &lt;term&gt;)</text:span></text:p>
      <text:p text:style-name="Preformatted_20_Text"><text:span text:style-name="Source_20_Text">A = &lt;id&gt; * (&lt;factor&gt; + &lt;factor&gt;)</text:span></text:p>
      <text:p text:style-name="Preformatted_20_Text"><text:span text:style-name="Source_20_Text">A = &lt;id&gt; * (&lt;id&gt; + &lt;id&gt;)</text:span></text:p>
      <text:p text:style-name="P3"><text:span text:style-name="Source_20_Text">A = (A + B) * C</text:span></text:p>
      <text:h text:style-name="Heading_20_4" text:outline-level="4"><text:span text:style-name="Strong_20_Emphasis">(B) A = B + C + A</text:span></text:h>
      <text:p text:style-name="Preformatted_20_Text"><text:span text:style-name="Source_20_Text">A = &lt;expr&gt;</text:span></text:p>
      <text:p text:style-name="Preformatted_20_Text"><text:span text:style-name="Source_20_Text">A = &lt;expr&gt; + &lt;term&gt;</text:span></text:p>
      <text:p text:style-name="Preformatted_20_Text"><text:span text:style-name="Source_20_Text">A = &lt;expr&gt; + &lt;factor&gt;</text:span></text:p>
      <text:p text:style-name="Preformatted_20_Text"><text:span text:style-name="Source_20_Text">A = &lt;expr&gt; + &lt;expr&gt; + &lt;term&gt;</text:span></text:p>
      <text:p text:style-name="Preformatted_20_Text"><text:span text:style-name="Source_20_Text">A = &lt;term&gt; + &lt;term&gt; + &lt;factor&gt;</text:span></text:p>
      <text:p text:style-name="Preformatted_20_Text"><text:span text:style-name="Source_20_Text">A = &lt;factor&gt; + &lt;factor&gt; + &lt;id&gt;</text:span></text:p>
      <text:p text:style-name="Preformatted_20_Text"><text:span text:style-name="Source_20_Text">A = &lt;id&gt; + &lt;id&gt; + &lt;id&gt;</text:span></text:p>
      <text:p text:style-name="P3"><text:span text:style-name="Source_20_Text">A = B + C + A</text:span></text:p>
      <text:h text:style-name="Heading_20_4" text:outline-level="4"><text:span text:style-name="Strong_20_Emphasis">(C) A = A * (B + C)</text:span></text:h>
      <text:p text:style-name="Preformatted_20_Text"><text:span text:style-name="Source_20_Text">A = &lt;expr&gt;</text:span></text:p>
      <text:p text:style-name="Preformatted_20_Text"><text:span text:style-name="Source_20_Text">A = &lt;term&gt;</text:span></text:p>
      <text:p text:style-name="Preformatted_20_Text"><text:span text:style-name="Source_20_Text">A = &lt;term&gt; * &lt;factor&gt;</text:span></text:p>
      <text:p text:style-name="Preformatted_20_Text"><text:span text:style-name="Source_20_Text">A = &lt;term&gt; * (&lt;expr&gt;)</text:span></text:p>
      <text:p text:style-name="Preformatted_20_Text"><text:span text:style-name="Source_20_Text">A = &lt;factor&gt; * (&lt;expr&gt; + &lt;term&gt;)</text:span></text:p>
      <text:p text:style-name="Preformatted_20_Text"><text:span text:style-name="Source_20_Text">A = &lt;id&gt; * (&lt;term&gt; + &lt;factor&gt;)</text:span></text:p>
      <text:p text:style-name="Preformatted_20_Text"><text:span text:style-name="Source_20_Text">A = &lt;id&gt; * (&lt;factor&gt; + &lt;id&gt;)</text:span></text:p>
      <text:p text:style-name="Preformatted_20_Text"><text:span text:style-name="Source_20_Text">A = &lt;id&gt; * (&lt;id&gt; + &lt;id&gt;)</text:span></text:p>
      <text:p text:style-name="P3"><text:span text:style-name="Source_20_Text">A = A * (B + C)</text:span></text:p>
      <text:h text:style-name="Heading_20_4" text:outline-level="4"><text:span text:style-name="Strong_20_Emphasis">(D) A = B * (C * (A + B))</text:span></text:h>
      <text:p text:style-name="Preformatted_20_Text"><text:span text:style-name="Source_20_Text">A = &lt;expr&gt;</text:span></text:p>
      <text:p text:style-name="Preformatted_20_Text"><text:span text:style-name="Source_20_Text">A = &lt;term&gt;</text:span></text:p>
      <text:p text:style-name="Preformatted_20_Text"><text:span text:style-name="Source_20_Text">A = &lt;term&gt; * &lt;factor&gt;</text:span></text:p>
      <text:p text:style-name="Preformatted_20_Text"><text:span text:style-name="Source_20_Text">A = &lt;term&gt; * (&lt;term&gt;)</text:span></text:p>
      <text:p text:style-name="Preformatted_20_Text"><text:span text:style-name="Source_20_Text">A = &lt;term&gt; * (&lt;term&gt; * &lt;factor&gt;)</text:span></text:p>
      <text:p text:style-name="Preformatted_20_Text"><text:span text:style-name="Source_20_Text">A = &lt;term&gt; * (&lt;term&gt; * (&lt;expr&gt;))</text:span></text:p>
      <text:p text:style-name="Preformatted_20_Text"><text:span text:style-name="Source_20_Text">A = &lt;term&gt; * (&lt;term&gt; * (&lt;expr&gt; + &lt;term&gt;))</text:span></text:p>
      <text:p text:style-name="Preformatted_20_Text"><text:span text:style-name="Source_20_Text">A = &lt;factor&gt; * (&lt;factor&gt; * (&lt;term&gt; + &lt;factor&gt;))</text:span></text:p>
      <text:p text:style-name="Preformatted_20_Text"><text:span text:style-name="Source_20_Text">A = &lt;id&gt; * (&lt;id&gt; * (&lt;factor&gt; + &lt;id&gt;))</text:span></text:p>
      <text:p text:style-name="Preformatted_20_Text"><text:span text:style-name="Source_20_Text">A = &lt;id&gt; * (&lt;id&gt; * (&lt;id&gt; + &lt;id&gt;))</text:span></text:p>
      <text:p text:style-name="P3"><text:span text:style-name="Source_20_Text">A = B * (C * (A + B))</text:span></text:p>
      <text:h text:style-name="Heading_20_2" text:outline-level="2"><text:soft-page-break/><text:span text:style-name="Strong_20_Emphasis">8) Resposta</text:span></text:h>
      <text:p text:style-name="Preformatted_20_Text"><text:span text:style-name="Source_20_Text">&lt;S&gt; → &lt;A&gt; a &lt;B&gt; b</text:span></text:p>
      <text:p text:style-name="Preformatted_20_Text"><text:span text:style-name="Source_20_Text">&lt;A&gt; → &lt;A&gt; b | b</text:span></text:p>
      <text:p text:style-name="P3"><text:span text:style-name="Source_20_Text">&lt;B&gt; → a &lt;B&gt; | a</text:span>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Heading">Palavra</text:p>
            </table:table-cell>
            <table:table-cell table:style-name="Tabela1.A1" office:value-type="string">
              <text:p text:style-name="Table_20_Heading">Gerada?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ource_20_Text">baab</text:span></text:p>
          </table:table-cell>
          <table:table-cell table:style-name="Tabela1.A1" office:value-type="string">
            <text:p text:style-name="Table_20_Contents">✅ Sim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bbab</text:span></text:p>
          </table:table-cell>
          <table:table-cell table:style-name="Tabela1.A1" office:value-type="string">
            <text:p text:style-name="Table_20_Contents">❌ Nã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baaaaa</text:span></text:p>
          </table:table-cell>
          <table:table-cell table:style-name="Tabela1.A1" office:value-type="string">
            <text:p text:style-name="Table_20_Contents">❌ Não</text:p>
          </table:table-cell>
        </table:table-row>
        <table:table-row>
          <table:table-cell table:style-name="Tabela1.A1" office:value-type="string">
            <text:p text:style-name="Table_20_Contents"><text:span text:style-name="Source_20_Text">bbaab</text:span></text:p>
          </table:table-cell>
          <table:table-cell table:style-name="Tabela1.A1" office:value-type="string">
            <text:p text:style-name="Table_20_Contents">✅ Sim</text:p>
          </table:table-cell>
        </table:table-row>
      </table:table>
      <text:p text:style-name="Horizontal_20_Line"/>
      <text:h text:style-name="Heading_20_2" text:outline-level="2"><text:span text:style-name="Strong_20_Emphasis">9) Resposta</text:span></text:h>
      <text:p text:style-name="Preformatted_20_Text"><text:span text:style-name="Source_20_Text">&lt;program&gt; → begin &lt;stmt_list&gt; end</text:span></text:p>
      <text:p text:style-name="Preformatted_20_Text"><text:span text:style-name="Source_20_Text">&lt;stmt_list&gt; → &lt;stmt&gt; ( ; &lt;stmt&gt; )*</text:span></text:p>
      <text:p text:style-name="Preformatted_20_Text"><text:span text:style-name="Source_20_Text">&lt;stmt&gt; → &lt;var&gt; = &lt;expression&gt;</text:span></text:p>
      <text:p text:style-name="Preformatted_20_Text"><text:span text:style-name="Source_20_Text">&lt;var&gt; → A | B | C</text:span></text:p>
      <text:p text:style-name="P3"><text:span text:style-name="Source_20_Text">&lt;expression&gt; → &lt;var&gt; ( + &lt;var&gt; | - &lt;var&gt; )*</text:span></text:p>
      <text:p text:style-name="Horizontal_20_Line"/>
      <text:h text:style-name="Heading_20_2" text:outline-level="2"><text:span text:style-name="Strong_20_Emphasis">10) Resposta</text:span></text:h>
      <text:p text:style-name="Preformatted_20_Text"><text:span text:style-name="Source_20_Text">&lt;assign&gt; → &lt;id&gt; = &lt;expr&gt;</text:span></text:p>
      <text:p text:style-name="Preformatted_20_Text"><text:span text:style-name="Source_20_Text">&lt;id&gt; → A | B | C</text:span></text:p>
      <text:p text:style-name="Preformatted_20_Text"><text:span text:style-name="Source_20_Text">&lt;expr&gt; → &lt;term&gt; ( + &lt;term&gt; | * &lt;term&gt; )*</text:span></text:p>
      <text:p text:style-name="P3"><text:span text:style-name="Source_20_Text">&lt;term&gt; → (&lt;expr&gt;) | &lt;id&gt;</text:span></text:p>
      <text:p text:style-name="Horizontal_20_Line"/>
      <text:p text:style-name="Text_20_body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1" meta:image-count="0" meta:object-count="0" meta:page-count="4" meta:paragraph-count="132" meta:word-count="763" meta:character-count="2911" meta:non-whitespace-character-count="2279"/>
  </office:meta>
</office:document-meta>
</file>